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1pt" officeooo:rsid="001a86b1" officeooo:paragraph-rsid="001a86b1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officeooo:rsid="001a86b1" officeooo:paragraph-rsid="001db74e" style:font-size-asian="11pt" style:font-size-complex="11pt"/>
    </style:style>
    <style:style style:name="P3" style:family="paragraph" style:parent-style-name="Standard">
      <style:text-properties style:font-name="Arial" fo:font-size="11pt" officeooo:rsid="001a86b1" officeooo:paragraph-rsid="001a86b1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Arial" fo:font-size="11pt" officeooo:rsid="001a86b1" officeooo:paragraph-rsid="0024f6b1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officeooo:rsid="001a86b1" officeooo:paragraph-rsid="001a86b1" style:font-size-asian="11pt" style:font-size-complex="11pt"/>
    </style:style>
    <style:style style:name="P6" style:family="paragraph" style:parent-style-name="Standard">
      <style:paragraph-properties fo:line-height="100%"/>
      <style:text-properties style:font-name="Arial" fo:font-size="11pt" officeooo:rsid="001a86b1" officeooo:paragraph-rsid="00287b36" style:font-size-asian="11pt" style:font-size-complex="11pt"/>
    </style:style>
    <style:style style:name="P7" style:family="paragraph" style:parent-style-name="Standard">
      <style:paragraph-properties fo:line-height="100%"/>
      <style:text-properties style:font-name="Arial" fo:font-size="11pt" officeooo:rsid="001a86b1" officeooo:paragraph-rsid="0028f7a1" style:font-size-asian="11pt" style:font-size-complex="11pt"/>
    </style:style>
    <style:style style:name="P8" style:family="paragraph" style:parent-style-name="Standard">
      <style:text-properties style:font-name="Arial" fo:font-size="11pt" officeooo:rsid="0024f6b1" officeooo:paragraph-rsid="0028f7a1" style:font-size-asian="11pt" style:font-size-complex="11pt"/>
    </style:style>
    <style:style style:name="P9" style:family="paragraph" style:parent-style-name="Standard">
      <style:text-properties style:font-name="Arial" fo:font-size="11pt" fo:font-weight="bold" officeooo:rsid="0024f6b1" officeooo:paragraph-rsid="0024f6b1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font-weight="bold" officeooo:rsid="001a86b1" officeooo:paragraph-rsid="001af6ca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normal" officeooo:rsid="0024f6b1" officeooo:paragraph-rsid="0024f6b1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fo:font-weight="normal" officeooo:rsid="0024f6b1" officeooo:paragraph-rsid="0026d3b1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fo:font-weight="normal" officeooo:rsid="0026d3b1" officeooo:paragraph-rsid="0026d3b1" style:font-size-asian="11pt" style:font-weight-asian="normal" style:font-size-complex="11pt" style:font-weight-complex="normal"/>
    </style:style>
    <style:style style:name="P14" style:family="paragraph" style:parent-style-name="Heading_20_2">
      <style:paragraph-properties fo:text-align="start" style:justify-single-word="false"/>
      <style:text-properties style:font-name="Arial" fo:font-size="11pt" officeooo:rsid="001a86b1" officeooo:paragraph-rsid="002368f9" style:font-size-asian="11pt" style:font-size-complex="11pt"/>
    </style:style>
    <style:style style:name="P15" style:family="paragraph" style:parent-style-name="Standard">
      <style:text-properties style:font-name="Arial" fo:font-size="11pt" fo:font-weight="normal" officeooo:rsid="001a86b1" officeooo:paragraph-rsid="0028f7a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1pt" officeooo:rsid="001a86b1" officeooo:paragraph-rsid="00287b36" style:font-size-asian="11pt" style:font-size-complex="11pt"/>
    </style:style>
    <style:style style:name="P17" style:family="paragraph" style:parent-style-name="Standard">
      <style:text-properties style:font-name="Arial" fo:font-size="11pt" officeooo:rsid="00274ae5" officeooo:paragraph-rsid="002d2de1" style:font-size-asian="11pt" style:font-size-complex="11pt"/>
    </style:style>
    <style:style style:name="P18" style:family="paragraph" style:parent-style-name="Standard">
      <style:text-properties style:font-name="Arial" fo:font-size="11pt" officeooo:rsid="002d2de1" officeooo:paragraph-rsid="002d2de1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6bb0"/>
    </style:style>
    <style:style style:name="T3" style:family="text">
      <style:text-properties officeooo:rsid="0027845f"/>
    </style:style>
    <style:style style:name="T4" style:family="text">
      <style:text-properties officeooo:rsid="00287b3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68f9" style:font-weight-asian="normal" style:font-weight-complex="normal"/>
    </style:style>
    <style:style style:name="T7" style:family="text">
      <style:text-properties fo:font-weight="normal" officeooo:rsid="00222160" style:font-weight-asian="normal" style:font-weight-complex="normal"/>
    </style:style>
    <style:style style:name="T8" style:family="text">
      <style:text-properties fo:font-weight="normal" officeooo:rsid="00287b36" style:font-weight-asian="normal" style:font-weight-complex="normal"/>
    </style:style>
    <style:style style:name="T9" style:family="text">
      <style:text-properties fo:font-weight="normal" officeooo:rsid="002d2de1" style:font-weight-asian="normal" style:font-weight-complex="normal"/>
    </style:style>
    <style:style style:name="T10" style:family="text">
      <style:text-properties officeooo:rsid="0028f7a1"/>
    </style:style>
    <style:style style:name="T11" style:family="text">
      <style:text-properties style:font-name="Arial" officeooo:rsid="001af6ca"/>
    </style:style>
    <style:style style:name="T12" style:family="text">
      <style:text-properties style:font-name="Arial" officeooo:rsid="001a86b1"/>
    </style:style>
    <style:style style:name="T13" style:family="text">
      <style:text-properties style:font-name="Arial" fo:font-weight="normal" officeooo:rsid="001af6ca" style:font-weight-asian="normal" style:font-weight-complex="normal"/>
    </style:style>
    <style:style style:name="T14" style:family="text">
      <style:text-properties style:font-name="Arial" fo:font-weight="normal" officeooo:rsid="0028f7a1" style:font-weight-asian="normal" style:font-weight-complex="normal"/>
    </style:style>
    <style:style style:name="T15" style:family="text">
      <style:text-properties style:font-name="Arial" officeooo:rsid="0028f7a1"/>
    </style:style>
    <style:style style:name="T16" style:family="text">
      <style:text-properties officeooo:rsid="0029df35"/>
    </style:style>
    <style:style style:name="T17" style:family="text">
      <style:text-properties officeooo:rsid="002d2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3">En/Na ................................, <text:span text:style-name="T2">major d’edat, </text:span><text:s/>amb DNI..........................., <text:span text:style-name="T2">que visc a (</text:span>domiciliat/da al carrer<text:span text:style-name="T2">)</text:span>........., núm. .......,pis......., porta......de ..............................(CP ..............).</text:p>
      <text:p text:style-name="P3">Telèfon:.....................................................Correu electrònic:......................................</text:p>
      <text:p text:style-name="P3">Canal pel qual vull rebre resposta: Correu postal</text:p>
      <text:h text:style-name="P14" text:outline-level="2"><text:span text:style-name="T1">INTERPOSO RECURS D'ALÇADA,</text:span><text:span text:style-name="T5"> d'acord amb la LRJPAC, </text:span><text:span text:style-name="T6">(Llei de Règim Jurídic de les Administracions Públiques i del Procediment </text:span><text:span text:style-name="T9">Administratiu</text:span><text:span text:style-name="T6"> Comú, Llei 30/1992, de 26 de noviembre)</text:span><text:span text:style-name="T5">, contra la resolució dictada amb data .........................................</text:span><text:span text:style-name="T7"> pels Serveis Territorials de........................................ i comunicada a través del sistema informàtic del Departament d’Educació Xtec, </text:span><text:span text:style-name="T5">en l'expedient instruït sobre </text:span><text:span text:style-name="T7">l’assignació definitiva de vacants del personal docent als centres públics pel curs......................</text:span><text:span text:style-name="T5">, en el qual </text:span><text:span text:style-name="T8">els afiliats de la COORDINADORA OBRERA SINDICAL – Sectorial d’Educació </text:span><text:span text:style-name="T5">só</text:span><text:span text:style-name="T8">n</text:span><text:span text:style-name="T5"> person</text:span><text:span text:style-name="T8">es</text:span><text:span text:style-name="T5"> interessad</text:span><text:span text:style-name="T8">es.</text:span></text:h>
      <text:p text:style-name="P1"/>
      <text:p text:style-name="P9">AL.LEGACIONS</text:p>
      <text:p text:style-name="P3"/>
      <text:p text:style-name="P6">1. Que <text:span text:style-name="T4">les següents persones, amb noms, cognoms, DNI i número de borsa, tenen els números provisionals amb serveis prestats a la borsa.</text:span></text:p>
      <text:p text:style-name="P6"/>
      <text:p text:style-name="P6"/>
      <text:p text:style-name="P6"/>
      <text:p text:style-name="P6"/>
      <text:p text:style-name="P6"/>
      <text:p text:style-name="P6"/>
      <text:p text:style-name="P5">2. Que a les adjudicacions d’estiu provisionals <text:span text:style-name="T17">pel curs ................</text:span> no h<text:span text:style-name="T10">an</text:span> obtingut cap vacant.</text:p>
      <text:p text:style-name="P5">3. Que en les especialitats sol·licitades i a l’àrea geogràfica demanada han obtingut vacant números amb menys serveis prestats, ja sigui a partir d’una entrevista personal, ja a partir d’una proposta de continuïtat.</text:p>
      <text:p text:style-name="P5">4. Que aquesta vulneració de drets laborals s‘accentua cada curs i deixa sense feina un nombre important d’interins i interines.</text:p>
      <text:p text:style-name="P5"/>
      <text:p text:style-name="P3"/>
      <text:p text:style-name="P9">DOCUMENTACIÓ ANNEXA</text:p>
      <text:p text:style-name="P9"/>
      <text:p text:style-name="P11">1. Captura de pantalla del sistema informàtic, <text:span text:style-name="T3">forma en què es comunica l’assignació provisional i definitiva de plaça pel curs següent.</text:span></text:p>
      <text:p text:style-name="P11"/>
      <text:p text:style-name="P11">2. Llista baremada de la borsa de treball en la data en què es comuni<text:span text:style-name="T3">ca l’assignació definitiva de places pel curs següent. </text:span></text:p>
      <text:p text:style-name="P10"/>
      <text:p text:style-name="P9">SOL·LICITO</text:p>
      <text:p text:style-name="P9"/>
      <text:p text:style-name="P13">1. Que es modifiqui la RESOLUCIÓ .................................., per la qual es dicten les instruccions sobre l'adjudicació de destinacions provisionals amb efectes <text:span text:style-name="T17">a la data ..............................</text:span> per al personal funcionari de carrera, en pràctiques i interí dels cossos docents.</text:p>
      <text:p text:style-name="P12"/>
      <text:p text:style-name="P8"><text:span text:style-name="T15">2</text:span><text:span text:style-name="T11">. La derogació immediata d</text:span><text:span text:style-name="T12">el Decret de plantilles 39/2014, de 25 març, ja que és totalment opac i introdueix criteris basats en la subjectivitat, tot menystenint els criteris que regulen la provisió dels llocs de treballs públics, com ara l ́objectivitat i la transparència.</text:span></text:p>
      <text:p text:style-name="P15"/>
      <text:p text:style-name="P8"><text:span text:style-name="T14">3</text:span><text:span text:style-name="T13">. La derogació immediata del Decret de direccions 155/2010, de 2 de novembre i del DECRET 29/2015, de 3 de març que modificava alguns aspectes de l'anterior, que permeten escollir candidats als equips directius al marge de la seva posició i número d’ordre a la borsa de treball pública.</text:span></text:p>
      <text:p text:style-name="P4"/>
      <text:p text:style-name="P17"><text:span text:style-name="T17">A ..................., ........ de ................ de ................</text:span> <text:s text:c="44"/></text:p>
      <text:p text:style-name="P18">DNI:....................................................</text:p>
      <text:p text:style-name="P18">Signa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6598in" fo:margin-right="0.6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7:57:52.525229992</meta:creation-date>
    <dc:date>2019-08-22T14:48:57.727576381</dc:date>
    <meta:editing-duration>PT33M41S</meta:editing-duration>
    <meta:editing-cycles>8</meta:editing-cycles>
    <meta:generator>LibreOffice/6.2.5.2$Linux_X86_64 LibreOffice_project/20$Build-2</meta:generator>
    <meta:document-statistic meta:table-count="0" meta:image-count="0" meta:object-count="0" meta:page-count="1" meta:paragraph-count="19" meta:word-count="385" meta:character-count="2959" meta:non-whitespace-character-count="2546"/>
  </office:meta>
</office:document-meta>
</file>